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</style:style>
    <style:style style:name="P7" style:family="paragraph" style:parent-style-name="Text_20_body" style:list-style-name="L2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Nimbus Roman No9 L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Nimbus Sans L"/>
    </style:style>
    <style:style style:name="T11" style:family="text">
      <style:text-properties style:font-name="Nimbus Sans L" fo:font-size="12pt" style:font-size-asian="12pt" style:font-size-complex="12pt"/>
    </style:style>
    <style:style style:name="T12" style:family="text">
      <style:text-properties style:font-name="Nimbus Sans L" fo:font-size="14pt" style:font-size-asian="14pt" style:font-size-complex="14pt"/>
    </style:style>
    <style:style style:name="T13" style:family="text">
      <style:text-properties style:font-name="Nimbus Roman No9 L" fo:font-size="12pt" style:font-size-asian="12pt" style:font-size-complex="12pt"/>
    </style:style>
    <style:style style:name="T14" style:family="text">
      <style:text-properties style:font-name="Nimbus Roman No9 L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EP # : Writing Scilab function uiputfile</text:h>
      <text:p text:style-name="P3"/>
      <text:p text:style-name="P1"/>
      <text:p text:style-name="P1">Version: 1.1</text:p>
      <text:p text:style-name="P1">Author: Vincent COUVERT – <text:s/><text:a xlink:type="simple" xlink:href="mailto:vincent.couvert@scilab.org"><text:span text:style-name="T2">vincent.couvert@scilab.org</text:span></text:a></text:p>
      <text:p text:style-name="P1">State: <text:span text:style-name="T5">New</text:span></text:p>
      <text:p text:style-name="P1">Scilab-Version: 5.1.2</text:p>
      <text:p text:style-name="P1">Vote: "No: discussions and suggestions"</text:p>
      <text:p text:style-name="P1">Created: Tuesday, 12<text:span text:style-name="T4">th</text:span> May 2009</text:p>
      <text:p text:style-name="P3"/>
      <text:p text:style-name="P1"/>
      <text:h text:style-name="P8" text:outline-level="3">Abstract</text:h>
      <text:p text:style-name="P1"><text:tab/>This SEP proposes to create the Scilab function <text:span text:style-name="T5">uiputfile </text:span><text:span text:style-name="T1">to allow Scilab users to select a file for saving. </text:span></text:p>
      <text:h text:style-name="P8" text:outline-level="3">Rationale</text:h>
      <text:p text:style-name="P2"><text:span text:style-name="T1"><text:tab/>Scilab function </text:span><text:span text:style-name="T5">uigetfile</text:span><text:span text:style-name="T1"> should only be used to retrieve existing files. The function </text:span><text:span text:style-name="T5">uiputfile</text:span><text:span text:style-name="T1"> will enable the user to select a file (existing or not) for saving. This function is a pair function with function </text:span><text:span text:style-name="T5">uigetfile</text:span><text:span text:style-name="T1">. In order to keep name consistency (get &lt;=&gt; put) and to not disturb “the software that must not be named” users, we choose to name it </text:span><text:span text:style-name="T5">uiputfile</text:span><text:span text:style-name="T1">.</text:span></text:p>
      <text:p text:style-name="P2"><text:span text:style-name="T1"><text:tab/>The function </text:span><text:span text:style-name="T5">uiputfile</text:span><text:span text:style-name="T1"> will fix </text:span><text:span text:style-name="T1">the Mac OS X specific </text:span><text:span text:style-name="T1">bug #4508 (must be fixed in 5.1 branch and master) and Scilab menus callbacks will have to be updated to use this new function instead of </text:span><text:span text:style-name="T5">uigetfile</text:span><text:span text:style-name="T1"> when their aim is to create a file such as the “Export” menu in a graphic window.</text:span></text:p>
      <text:p text:style-name="P2"><text:span text:style-name="T5"><text:tab/>uiputfile</text:span> will enable us to select file(s).</text:p>
      <text:p text:style-name="P2"><text:tab/><text:span text:style-name="T5">uiputfile</text:span><text:span text:style-name="T1"> file chooser dialog will be developed in Java.</text:span></text:p>
      <text:h text:style-name="Heading_20_3" text:outline-level="3"><text:span text:style-name="Teletype"><text:span text:style-name="T3">Usage example</text:span></text:span></text:h>
      <text:p text:style-name="P2"><text:span text:style-name="Teletype"><text:span text:style-name="T7"><text:s/></text:span></text:span></text:p>
      <text:p text:style-name="P2"><text:span text:style-name="Teletype"><text:span text:style-name="T7"><text:tab/>[FileName,PathName,FilterIndex]=uiputfile([file_mask[,dir[,boxTitle]]]) <text:s/></text:span></text:span></text:p>
      <text:p text:style-name="P2"><text:span text:style-name="Teletype"><text:span text:style-name="T7"><text:tab/>[FileName,PathName]=uiputfile([file_mask[,dir[,boxTitle]]]) <text:s/></text:span></text:span></text:p>
      <text:p text:style-name="P2"><text:span text:style-name="Teletype"><text:span text:style-name="T7"><text:tab/>PathFileName=uiputfile([file_mask[,dir[,boxTitle]]]) <text:s/></text:span></text:span></text:p>
      <text:p text:style-name="P2"><text:span text:style-name="Teletype"><text:span text:style-name="T6"/></text:span></text:p>
      <text:p text:style-name="P2"><text:span text:style-name="Teletype"><text:span text:style-name="T6"><text:s/>FileName: is the user selected file name (Ex: ''toto.txt'').</text:span></text:span></text:p>
      <text:p text:style-name="P2"><text:span text:style-name="Teletype"><text:span text:style-name="T6"><text:s/>PathName: is the user selected file path (Ex: ''C:\'').</text:span></text:span></text:p>
      <text:p text:style-name="P2"><text:span text:style-name="Teletype"><text:span text:style-name="T6"><text:s/>FilterIndex: is the index of the filter selected in the dialog box.</text:span></text:span></text:p>
      <text:p text:style-name="P2"><text:span text:style-name="Teletype"><text:span text:style-name="T6"><text:s/>PathFileName: is the user selected file path and name (Ex: ''C:\toto.txt'').</text:span></text:span></text:p>
      <text:p text:style-name="P2"><text:span text:style-name="Teletype"><text:span text:style-name="T6"/></text:span></text:p>
      <text:p text:style-name="P2"><text:span text:style-name="Teletype"><text:span text:style-name="T6"><text:s/>file_mask: a vector of string which gives the file mask to use for file selection (default is "*.*"). <text:s/></text:span></text:span></text:p>
      <text:p text:style-name="P2"><text:span text:style-name="Teletype"><text:span text:style-name="T6"><text:s/>dir: a character string which gives the initial directory used for file search.</text:span></text:span></text:p>
      <text:p text:style-name="P2"><text:span text:style-name="Teletype"><text:span text:style-name="T6"><text:s/>boxTitle: Optional argument which gives the title for the uiputfile window.</text:span></text:span></text:p>
      <text:h text:style-name="Heading_20_3" text:outline-level="3"><text:soft-page-break/>« Cancel » case</text:h>
      <text:p text:style-name="P2">When the user cancels the selection, these default values are returned:</text:p>
      <text:list xml:id="list651253265" text:style-name="L1">
        <text:list-item>
          <text:p text:style-name="P6"><text:span text:style-name="Teletype"><text:span text:style-name="T7">PathFileName </text:span></text:span><text:span text:style-name="Teletype"><text:span text:style-name="T8">is an empty character string</text:span></text:span></text:p>
        </text:list-item>
        <text:list-item>
          <text:p text:style-name="P6"><text:span text:style-name="Teletype"><text:span text:style-name="T7">FileName </text:span></text:span><text:span text:style-name="Teletype"><text:span text:style-name="T8">is an empty character string</text:span></text:span></text:p>
        </text:list-item>
        <text:list-item>
          <text:p text:style-name="P6"><text:span text:style-name="Teletype"><text:span text:style-name="T7">PathName </text:span></text:span><text:span text:style-name="Teletype"><text:span text:style-name="T8">is an empty character string</text:span></text:span></text:p>
        </text:list-item>
        <text:list-item>
          <text:p text:style-name="P6"><text:span text:style-name="Teletype"><text:span text:style-name="T7">FilterIndex </text:span></text:span><text:span text:style-name="Teletype"><text:span text:style-name="T8">is 0</text:span></text:span></text:p>
        </text:list-item>
      </text:list>
      <text:h text:style-name="Heading_20_3" text:outline-level="3"><text:span text:style-name="Teletype"><text:span text:style-name="T3">Implementation details</text:span></text:span></text:h>
      <text:p text:style-name="P2"><text:span text:style-name="Teletype"><text:span text:style-name="T8">It would be great to have auto-completion on file names if the Java component used (Jfilechooser) allows it through an option.</text:span></text:span></text:p>
      <text:p text:style-name="P2"><text:span text:style-name="Teletype"><text:span text:style-name="T8">The file filter should be updated in </text:span></text:span><text:span text:style-name="Teletype"><text:span text:style-name="T14">uigetfile</text:span></text:span><text:span text:style-name="Teletype"><text:span text:style-name="T8"> too: *.* (“Windows notation”) should be replaced by * and hidden files must be displayed under Linux. </text:span></text:span></text:p>
      <text:h text:style-name="P8" text:outline-level="3">Changelog</text:h>
      <text:list xml:id="list1018520004" text:style-name="L2">
        <text:list-item>
          <text:list>
            <text:list-item>
              <text:p text:style-name="P7"><text:span text:style-name="T2">– Vincent Couvert &lt;</text:span><text:a xlink:type="simple" xlink:href="mailto:vincent.couvert@scilab.org"><text:span text:style-name="T2">vincent.couvert@scilab.org</text:span></text:a><text:span text:style-name="T2">&gt; Initial version</text:span></text:p>
            </text:list-item>
            <text:list-item>
              <text:p text:style-name="P7"><text:span text:style-name="T2">– Vincent Couvert &lt;</text:span><text:a xlink:type="simple" xlink:href="mailto:vincent.couvert@scilab.org"><text:span text:style-name="T2">vincent.couvert@scilab.org</text:span></text:a><text:span text:style-name="T2">&gt; Modifications from developers mailing list</text:span></text:p>
            </text:list-item>
          </text:list>
        </text:list-item>
      </text:list>
      <text:h text:style-name="P8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ierre MARECHAL</meta:initial-creator>
    <meta:creation-date>2008-07-09T13:39:08</meta:creation-date>
    <dc:date>2009-05-26T10:38:44</dc:date>
    <meta:editing-cycles>58</meta:editing-cycles>
    <meta:editing-duration>PT32H31M04S</meta:editing-duration>
    <meta:document-statistic meta:table-count="0" meta:image-count="0" meta:object-count="0" meta:page-count="2" meta:paragraph-count="40" meta:word-count="388" meta:character-count="2564"/>
    <meta:user-defined meta:name="Info 1"/>
    <meta:user-defined meta:name="Info 2"/>
    <meta:user-defined meta:name="Info 3"/>
    <meta:user-defined meta:name="Info 4"/>
  </office:meta>
</office:document-meta>
</file>